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oto Sans" svg:font-family="Noto San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style:font-name-complex="Calibri" fo:language="en" fo:country="US"/>
    </style:style>
    <style:style style:name="P3" style:parent-style-name="Normal" style:family="paragraph">
      <style:text-properties style:font-name-complex="Calibri" fo:language="en" fo:country="US"/>
    </style:style>
    <style:style style:name="P4" style:parent-style-name="Normal" style:family="paragraph">
      <style:text-properties style:font-name-complex="Calibri" fo:language="en" fo:country="US"/>
    </style:style>
    <style:style style:name="P5" style:parent-style-name="Normal" style:family="paragraph">
      <style:text-properties style:font-name-complex="Calibri" fo:language="en" fo:country="US"/>
    </style:style>
    <style:style style:name="P6" style:parent-style-name="Normal" style:family="paragraph">
      <style:text-properties style:font-name-complex="Calibri" fo:language="en" fo:country="US"/>
    </style:style>
    <style:style style:name="P7" style:parent-style-name="Normal" style:family="paragraph">
      <style:text-properties style:font-name-complex="Calibri" fo:language="en" fo:country="US"/>
    </style:style>
    <style:style style:name="P8" style:parent-style-name="Normal" style:family="paragraph">
      <style:text-properties style:font-name-complex="Calibri" fo:language="en" fo:country="US"/>
    </style:style>
    <style:style style:name="P9" style:parent-style-name="Normal" style:family="paragraph">
      <style:text-properties style:font-name="Noto Sans" style:font-name-complex="Noto Sans" fo:language="en" fo:country="US"/>
    </style:style>
    <style:style style:name="P10" style:parent-style-name="Normal" style:family="paragraph">
      <style:text-properties style:font-name="Noto Sans" style:font-name-complex="Noto Sans" fo:font-weight="bold" style:font-weight-asian="bold" style:font-weight-complex="bold" fo:language="en" fo:country="US"/>
    </style:style>
    <style:style style:name="P11" style:parent-style-name="Normal" style:family="paragraph">
      <style:text-properties style:font-name-complex="Calibri" fo:language="en" fo:country="US"/>
    </style:style>
    <style:style style:name="P12" style:parent-style-name="Normal" style:family="paragraph">
      <style:text-properties style:font-name-complex="Calibri" fo:language="en" fo:country="US"/>
    </style:style>
    <style:style style:name="P13" style:parent-style-name="Normal" style:family="paragraph">
      <style:text-properties style:font-name-complex="Calibri" fo:language="en" fo:country="US"/>
    </style:style>
    <style:style style:name="P14" style:parent-style-name="Normal" style:family="paragraph">
      <style:text-properties style:font-name-complex="Calibri" fo:language="en" fo:country="US"/>
    </style:style>
    <style:style style:name="P15" style:parent-style-name="Normal" style:family="paragraph">
      <style:text-properties style:font-name-complex="Calibri" fo:language="en" fo:country="US"/>
    </style:style>
    <style:style style:name="P16" style:parent-style-name="Normal" style:family="paragraph">
      <style:text-properties style:font-name="Noto Sans" style:font-name-complex="Noto Sans" fo:language="en" fo:country="US"/>
    </style:style>
    <style:style style:name="P17" style:parent-style-name="Normal" style:family="paragraph">
      <style:text-properties style:font-name="Noto Sans" style:font-name-complex="Noto Sans" fo:font-weight="bold" style:font-weight-asian="bold" style:font-weight-complex="bold" fo:language="en" fo:country="US"/>
    </style:style>
    <style:style style:name="P18" style:parent-style-name="Normal" style:family="paragraph">
      <style:text-properties style:font-name-complex="Calibri" fo:language="en" fo:country="US"/>
    </style:style>
    <style:style style:name="P19" style:parent-style-name="Normal" style:family="paragraph">
      <style:text-properties style:font-name-complex="Calibri" fo:language="en" fo:country="US"/>
    </style:style>
    <style:style style:name="P20" style:parent-style-name="Normal" style:family="paragraph">
      <style:text-properties style:font-name-complex="Calibri" fo:language="en" fo:country="US"/>
    </style:style>
    <style:style style:name="P21" style:parent-style-name="Normal" style:family="paragraph">
      <style:text-properties style:font-name-complex="Calibri"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style:font-name-complex="Calibri" fo:font-weight="bold" style:font-weight-asian="bold" style:font-weight-complex="bold" fo:language="en" fo:country="US"/>
    </style:style>
    <style:style style:name="P24" style:parent-style-name="Normal" style:family="paragraph">
      <style:text-properties style:font-name-complex="Calibri" fo:language="en" fo:country="US"/>
    </style:style>
    <style:style style:name="T25" style:parent-style-name="Policepardéfaut" style:family="text">
      <style:text-properties style:font-name-complex="Calibri"/>
    </style:style>
  </office:automatic-styles>
  <office:body>
    <office:text text:use-soft-page-breaks="true">
      <text:h text:style-name="P1" text:outline-level="1">Methodology</text:h>
      <text:p text:style-name="P2">Vocab</text:p>
      <text:p text:style-name="P3">- ﻿﻿a play</text:p>
      <text:p text:style-name="P4">- ﻿﻿Sensitive (adj)</text:p>
      <text:p text:style-name="P5">- ﻿﻿Sensibe (adj)</text:p>
      <text:p text:style-name="P6">- ﻿﻿turnoves</text:p>
      <text:p text:style-name="P7">- ﻿﻿to strip ()</text:p>
      <text:p text:style-name="P8">To outstrip ()</text:p>
      <text:p text:style-name="P9"/>
      <text:p text:style-name="P10">Introduction</text:p>
      <text:p text:style-name="P11">-&gt; origin / Source / date.</text:p>
      <text:p text:style-name="P12">Uor us?</text:p>
      <text:p text:style-name="P13">-&gt; Writer?</text:p>
      <text:p text:style-name="P14">Author?<text:s/>Journalist?</text:p>
      <text:p text:style-name="P15">-&gt; Main theme / issue raised</text:p>
      <text:p text:style-name="P16"/>
      <text:p text:style-name="P17">Development</text:p>
      <text:p text:style-name="P18">=&gt; identify the main idea in each paragraph</text:p>
      <text:p text:style-name="P19">-&gt; Linking words for coherence</text:p>
      <text:p text:style-name="P20">Cause -&gt; effect similarities -&gt; contrast</text:p>
      <text:p text:style-name="P21">-&gt; be short and precise</text:p>
      <text:p text:style-name="P22"/>
      <text:p text:style-name="P23">Conclusion</text:p>
      <text:p text:style-name="P24">-&gt; comment on main question<text:tab/></text:p>
      <text:p text:style-name="Normal"><text:span text:style-name="T25">(impact, future possibilitie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oto Sans" svg:font-family="Noto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Pascal Alexandre</dc:creator>
    <meta:creation-date>2023-03-08T10:50:00Z</meta:creation-date>
    <dc:date>2023-03-13T15:27:00Z</dc:date>
    <meta:template xlink:href="Normal.dotm" xlink:type="simple"/>
    <meta:editing-cycles>3</meta:editing-cycles>
    <meta:editing-duration>PT30540S</meta:editing-duration>
    <meta:document-statistic meta:page-count="1" meta:paragraph-count="1" meta:word-count="68" meta:character-count="444" meta:row-count="3" meta:non-whitespace-character-count="377"/>
  </office:meta>
</office:document-meta>
</file>